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E000001E5817A778E40E3A98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Arial1" svg:font-family="Arial" style:font-pitch="variable"/>
    <style:font-face style:name="StarSymbol1" svg:font-family="StarSymbol, 'Arial Unicode MS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tarSymbol4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4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66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2cm" svg:stroke-color="#999999" draw:marker-start-width="0.5cm" draw:marker-end="Arrowheads_20_1" draw:marker-end-width="0.6cm" draw:fill="none" draw:textarea-horizontal-align="center" draw:textarea-vertical-align="middle" fo:padding-top="0.1cm" fo:padding-bottom="0.1cm" fo:padding-left="0.1cm" fo:padding-right="0.1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6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05cm" fo:min-width="0cm"/>
    </style:style>
    <style:style style:name="gr9" style:family="graphic">
      <style:graphic-properties style:protect="size"/>
    </style:style>
    <style:style style:name="pr1" style:family="presentation" style:parent-style-name="Default_20_1-title">
      <style:graphic-properties draw:auto-grow-height="true" fo:min-height="3.785cm"/>
    </style:style>
    <style:style style:name="pr2" style:family="presentation" style:parent-style-name="Default_20_1-notes">
      <style:graphic-properties draw:fill-color="#ffffff" fo:min-height="14.5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4pt" style:font-size-asian="14pt" style:font-size-complex="14pt"/>
    </style:style>
    <style:style style:name="P3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4" style:family="paragraph">
      <style:paragraph-properties fo:text-align="center"/>
      <style:text-properties style:use-window-font-color="true" style:font-name="Liberation Sans1" fo:font-size="14pt" style:font-size-asian="14pt" style:font-size-complex="14pt"/>
    </style:style>
    <style:style style:name="P5" style:family="paragraph">
      <style:paragraph-properties fo:text-align="center"/>
      <style:text-properties style:font-name="Liberation Sans1"/>
    </style:style>
    <style:style style:name="P6" style:family="paragraph">
      <style:text-properties style:font-name="Liberation Sans1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style:font-name="Liberation Sans1" fo:font-size="14pt" style:font-size-asian="14pt" style:font-size-complex="14pt"/>
    </style:style>
    <style:style style:name="T2" style:family="text">
      <style:text-properties style:font-name="Liberation Sans1" fo:font-size="12pt" style:font-size-asian="12pt" style:font-size-complex="12pt"/>
    </style:style>
    <style:style style:name="T3" style:family="text">
      <style:text-properties style:use-window-font-color="true" style:font-name="Liberation Sans1" fo:font-size="14pt" style:font-size-asian="14pt" style:font-size-complex="14pt"/>
    </style:style>
    <style:style style:name="T4" style:family="text">
      <style:text-properties fo:color="#b40000" style:font-name="Liberation Sans1" fo:font-size="12pt" style:font-size-asian="12pt" style:font-size-complex="12pt"/>
    </style:style>
    <style:style style:name="T5" style:family="text">
      <style:text-properties style:font-name="Liberation Sans1"/>
    </style:style>
    <style:style style:name="T6" style:family="text">
      <style:text-properties fo:color="#b40000" style:font-name="Liberation Sans1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ello Tomorrow</presentation:footer-decl>
      <presentation:date-time-decl presentation:name="dtd1" presentation:source="fixed">Morphing Machines</presentation:date-time-decl>
      <presentation:date-time-decl presentation:name="dtd2" presentation:source="current-date" style:data-style-name="D3"/>
      <draw:page draw:name="page1" draw:style-name="dp1" draw:master-page-name="Default_20_1" presentation:presentation-page-layout-name="AL1T19" presentation:use-footer-name="ftr1" presentation:use-date-time-name="dtd1" xml:id="id12" draw:id="id12">
        <office:forms form:automatic-focus="false" form:apply-design-mode="false"/>
        <draw:frame presentation:style-name="pr1" draw:layer="layout" svg:width="23.4cm" svg:height="3.785cm" svg:x="1cm" svg:y="0.108cm" presentation:class="title">
          <draw:text-box>
            <text:p>REDEFINE Compiler Framework</text:p>
          </draw:text-box>
        </draw:frame>
        <draw:g>
          <draw:custom-shape draw:style-name="gr1" draw:text-style-name="P1" draw:layer="layout" svg:width="24cm" svg:height="8cm" svg:x="2cm" svg:y="7.9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3cm" svg:height="2cm" svg:x="9.44cm" svg:y="5cm">
            <text:p text:style-name="P1"><text:span text:style-name="T1">CLA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" draw:id="id1" draw:layer="layout" svg:width="3cm" svg:height="2cm" svg:x="3.75cm" svg:y="5cm">
            <text:p text:style-name="P1"><text:span text:style-name="T2">Application</text:span></text:p>
            <text:p text:style-name="P1"><text:span text:style-name="T2">Kernel</text:span></text:p>
            <text:p text:style-name="P1"><text:span text:style-name="T2">(C Code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3" draw:id="id3" draw:layer="layout" svg:width="3cm" svg:height="2cm" svg:x="15.05cm" svg:y="5cm">
            <text:p text:style-name="P1"><text:span text:style-name="T2">LLVM I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4" draw:id="id4" draw:layer="layout" svg:width="3cm" svg:height="3cm" svg:x="16.7cm" svg:y="8.5cm">
            <text:p text:style-name="P1"><text:span text:style-name="T3">REDEFINE</text:span></text:p>
            <text:p text:style-name="P1"><text:span text:style-name="T3">HyperOp</text:span></text:p>
            <text:p text:style-name="P1"><text:span text:style-name="T3">Generat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5" draw:id="id5" draw:layer="layout" svg:width="3cm" svg:height="2cm" svg:x="12.1cm" svg:y="9cm">
            <text:p text:style-name="P1"><text:span text:style-name="T2">HyperOp</text:span></text:p>
            <text:p text:style-name="P1"><text:span text:style-name="T2">Interaction</text:span></text:p>
            <text:p text:style-name="P1"><text:span text:style-name="T2">Graph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layer="layout" draw:type="curve" svg:x1="6.75cm" svg:y1="6cm" svg:x2="9.44cm" svg:y2="6cm" draw:start-shape="id1" draw:start-glue-point="10" draw:end-shape="id2" draw:end-glue-point="3" svg:d="M6750 6000h2690" svg:viewBox="0 0 2691 1">
            <text:p/>
          </draw:connector>
          <draw:connector draw:style-name="gr6" draw:layer="layout" draw:type="curve" svg:x1="12.44cm" svg:y1="6cm" svg:x2="15.05cm" svg:y2="6cm" draw:start-shape="id2" draw:start-glue-point="1" draw:end-shape="id3" draw:end-glue-point="6" svg:d="M12440 6000h2610" svg:viewBox="0 0 2611 1">
            <text:p/>
          </draw:connector>
          <draw:connector draw:style-name="gr6" draw:layer="layout" draw:type="curve" draw:line-skew="0.59cm" svg:x1="18.05cm" svg:y1="6cm" svg:x2="19.7cm" svg:y2="10cm" draw:start-shape="id3" draw:start-glue-point="10" draw:end-shape="id4" draw:end-glue-point="1" svg:d="M18050 6000c4111 0 3286 4000 1650 4000" svg:viewBox="0 0 2992 4001">
            <text:p/>
          </draw:connector>
          <draw:connector draw:style-name="gr6" draw:layer="layout" draw:type="curve" svg:x1="16.7cm" svg:y1="10cm" svg:x2="15.1cm" svg:y2="10cm" draw:start-shape="id4" draw:start-glue-point="3" draw:end-shape="id5" draw:end-glue-point="10" svg:d="M16700 10000h-1600" svg:viewBox="0 0 1601 1">
            <text:p/>
          </draw:connector>
          <draw:custom-shape draw:style-name="gr4" draw:text-style-name="P4" xml:id="id6" draw:id="id6" draw:layer="layout" svg:width="3cm" svg:height="3cm" svg:x="7.7cm" svg:y="8.5cm">
            <text:p text:style-name="P1"><text:span text:style-name="T3">REDEFINE</text:span></text:p>
            <text:p text:style-name="P1"><text:span text:style-name="T3">Execution</text:span></text:p>
            <text:p text:style-name="P1"><text:span text:style-name="T3">Resource</text:span></text:p>
            <text:p text:style-name="P1"><text:span text:style-name="T3">Map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7" draw:id="id7" draw:layer="layout" svg:width="3cm" svg:height="2cm" svg:x="3.35cm" svg:y="9cm">
            <text:p text:style-name="P1"><text:span text:style-name="T2">Resource</text:span></text:p>
            <text:p text:style-name="P1"><text:span text:style-name="T2">Ma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layer="layout" draw:type="curve" svg:x1="7.7cm" svg:y1="10cm" svg:x2="6.35cm" svg:y2="10cm" draw:start-shape="id6" draw:start-glue-point="3" draw:end-shape="id7" draw:end-glue-point="10" svg:d="M7700 10000h-1350" svg:viewBox="0 0 1351 1">
            <text:p/>
          </draw:connector>
          <draw:custom-shape draw:style-name="gr4" draw:text-style-name="P4" xml:id="id8" draw:id="id8" draw:layer="layout" svg:width="3cm" svg:height="3cm" svg:x="6.04cm" svg:y="12.5cm">
            <text:p text:style-name="P1"><text:span text:style-name="T3">REDEFINE</text:span></text:p>
            <text:p text:style-name="P1"><text:span text:style-name="T3">pHyperOp</text:span></text:p>
            <text:p text:style-name="P1"><text:span text:style-name="T3">Generat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9" draw:id="id9" draw:layer="layout" svg:width="6cm" svg:height="2cm" svg:x="12.65cm" svg:y="13cm">
            <text:p text:style-name="P1"><text:span text:style-name="T2">Set of pHyperOps</text:span></text:p>
            <text:p text:style-name="P1"><text:span text:style-name="T2">for each Hyper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layer="layout" draw:type="curve" svg:x1="12.1cm" svg:y1="10cm" svg:x2="10.7cm" svg:y2="10cm" draw:start-shape="id5" draw:start-glue-point="6" draw:end-shape="id6" draw:end-glue-point="1" svg:d="M12100 10000h-1400" svg:viewBox="0 0 1401 1">
            <text:p/>
          </draw:connector>
          <draw:connector draw:style-name="gr6" draw:layer="layout" draw:type="curve" svg:x1="3.35cm" svg:y1="10cm" svg:x2="6.04cm" svg:y2="14cm" draw:start-shape="id7" draw:start-glue-point="6" draw:end-shape="id8" draw:end-glue-point="3" svg:d="M3350 10000c-751 0-2096 4000 2690 4000" svg:viewBox="0 0 3455 4001">
            <text:p/>
          </draw:connector>
          <draw:connector draw:style-name="gr6" draw:layer="layout" draw:type="curve" svg:x1="9.04cm" svg:y1="14cm" svg:x2="12.65cm" svg:y2="14cm" draw:start-shape="id8" draw:start-glue-point="1" draw:end-shape="id9" draw:end-glue-point="6" svg:d="M9040 14000h3610" svg:viewBox="0 0 3611 1">
            <text:p/>
          </draw:connector>
          <draw:custom-shape draw:style-name="gr4" draw:text-style-name="P4" xml:id="id10" draw:id="id10" draw:layer="layout" svg:width="3cm" svg:height="3cm" svg:x="13.14cm" svg:y="16.5cm">
            <text:p text:style-name="P1"><text:span text:style-name="T3">REDEFINE</text:span></text:p>
            <text:p text:style-name="P1"><text:span text:style-name="T3">Assembl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11" draw:id="id11" draw:layer="layout" svg:width="6cm" svg:height="2cm" svg:x="4.75cm" svg:y="17cm">
            <text:p text:style-name="P1"><text:span text:style-name="T2">Executable Kernel</text:span></text:p>
            <text:p text:style-name="P1"><text:span text:style-name="T2">( </text:span><text:span text:style-name="T4">REDEFINE</text:span></text:p>
            <text:p text:style-name="P1"><text:span text:style-name="T2">Executable Format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layer="layout" draw:type="curve" svg:x1="13.14cm" svg:y1="18cm" svg:x2="10.75cm" svg:y2="18cm" draw:start-shape="id10" draw:start-glue-point="3" draw:end-shape="id11" draw:end-glue-point="10" svg:d="M13140 18000h-2390" svg:viewBox="0 0 2391 1">
            <text:p/>
          </draw:connector>
          <draw:connector draw:style-name="gr6" draw:layer="layout" draw:type="curve" draw:line-skew="0.832cm" svg:x1="18.65cm" svg:y1="14cm" svg:x2="16.14cm" svg:y2="18cm" draw:start-shape="id9" draw:start-glue-point="10" draw:end-shape="id10" draw:end-glue-point="1" svg:d="M18650 14000c2001 0 3256 4000-2510 4000" svg:viewBox="0 0 4188 4001">
            <text:p/>
          </draw:connector>
          <draw:frame draw:style-name="gr7" draw:text-style-name="P5" draw:layer="layout" svg:width="4cm" svg:height="1.013cm" svg:x="21.64cm" svg:y="5.494cm">
            <draw:text-box>
              <text:p text:style-name="P1"><text:span text:style-name="T5">Front-End</text:span></text:p>
            </draw:text-box>
          </draw:frame>
          <draw:frame draw:style-name="gr8" draw:text-style-name="P5" draw:layer="layout" svg:width="4cm" svg:height="3.3cm" svg:x="21.445cm" svg:y="10.351cm">
            <draw:text-box>
              <text:p text:style-name="P1"><text:span text:style-name="T6">REDEFINE</text:span></text:p>
              <text:p text:style-name="P1"><text:span text:style-name="T5">Compiler</text:span></text:p>
            </draw:text-box>
          </draw:frame>
          <draw:frame draw:style-name="gr7" draw:text-style-name="P6" draw:layer="layout" svg:width="4cm" svg:height="1.013cm" svg:x="21.676cm" svg:y="17.493cm">
            <draw:text-box>
              <text:p><text:span text:style-name="T5">Back-End</text:span></text:p>
            </draw:text-box>
          </draw:frame>
        </draw:g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9" draw:layer="layout" svg:width="12.666cm" svg:height="10.386cm" svg:x="4.165cm" svg:y="3.103cm" draw:page-number="1" presentation:class="page"/>
          <draw:frame presentation:style-name="pr2" draw:text-style-name="P7" draw:layer="layout" svg:width="15.199cm" svg:height="14.597cm" svg:x="2.9cm" svg:y="14.155cm" presentation:class="notes" presentation:user-transformed="true">
            <draw:text-box>
              <text:p><text:span text:style-name="T7">Execution of applications on REDEFINE, is powered by the REDEFINE Meta Compiler framework, or the REDEFINE Compiler, in short.</text:span></text:p>
              <text:p><text:span text:style-name="T7"/></text:p>
              <text:p><text:span text:style-name="T7">The REDEFINE Compiler generates, optimized REDEFINE executable kernels, from source code in standard sequential programming languages. <text:s/>Currently the C language front-end is supported.</text:span></text:p>
              <text:p><text:span text:style-name="T7"/></text:p>
              <text:p><text:span text:style-name="T7">Based upon the well known </text:span><text:span text:style-name="T8">LLVM Compiler framework</text:span><text:span text:style-name="T7">, </text:span><text:span text:style-name="T8">the REDEFINE Compiler middle layer</text:span><text:span text:style-name="T7"> transforms </text:span><text:span text:style-name="T8">the standard LLVM Intermediate Representation</text:span><text:span text:style-name="T7">, produced by </text:span><text:span text:style-name="T8">a standard LLVM C front-end compiler such as CLANG</text:span><text:span text:style-name="T7">, into </text:span><text:span text:style-name="T8">a data-flow driven REDEFINE executable kernel</text:span><text:span text:style-name="T7">, through, </text:span><text:span text:style-name="T8">a series of correctness-preserving transformations</text:span><text:span text:style-name="T7">, as represented in this schematic compiler work-flow diagram.</text:span></text:p>
              <text:p><text:span text:style-name="T7"/></text:p>
              <text:p><text:span text:style-name="T7">The LLVM IR of an application acceleration kernel, viewed as </text:span><text:span text:style-name="T8">an implicit data-flow graph</text:span><text:span text:style-name="T7">, is partitioned into </text:span><text:span text:style-name="T8">a set of macro operations</text:span><text:span text:style-name="T7">, named <text:s/>“HyperOps”, that represent one level of </text:span><text:span text:style-name="T8">Task Level Parallelism</text:span><text:span text:style-name="T7">. <text:s/>Additional meta-data, about </text:span><text:span text:style-name="T8">inter-HyperOp data and control flow dependencies</text:span><text:span text:style-name="T7">, are also produced.</text:span></text:p>
              <text:p><text:span text:style-name="T7"/></text:p>
              <text:p><text:span text:style-name="T8">The statically enumerated HyperOps</text:span><text:span text:style-name="T7"> are, then, mapped onto </text:span><text:span text:style-name="T8">logical Compute Resources</text:span><text:span text:style-name="T7"> in </text:span><text:span text:style-name="T8">the REDEFINE compute fabric</text:span><text:span text:style-name="T7">.</text:span></text:p>
              <text:p><text:span text:style-name="T7"/></text:p>
              <text:p><text:span text:style-name="T7">Each HyperOp, in turn, is independently optimized, for </text:span><text:span text:style-name="T8">Instruction Level Parallelism</text:span><text:span text:style-name="T7">, and is further partitioned, into </text:span><text:span text:style-name="T8">a set of atomic macro operations</text:span><text:span text:style-name="T7">, named <text:s/>“pHyperOps”.</text:span></text:p>
              <text:p><text:span text:style-name="T7"/></text:p>
              <text:p><text:span text:style-name="T7">Finally, the REDEFINE assembler emits </text:span><text:span text:style-name="T8">the REDEFINE executable format code for the acceleration kernel</text:span><text:span text:style-name="T7">, using </text:span><text:span text:style-name="T8">the RISC-V Instruction Set</text:span><text:span text:style-name="T7">, extended by REDEFINE-specific instructions.</text:span></text:p>
              <text:p><text:span text:style-name="T7"/></text:p>
              <text:p><text:span text:style-name="T8">Distributed run-time orchestration and scheduling</text:span><text:span text:style-name="T7">, of Kernels, HyperOps, and pHyperOps, onto </text:span><text:span text:style-name="T8">available dynamic physical resources on the compute fabric at run-time</text:span><text:span text:style-name="T7">, is implemented efficiently in hardware.</text:span></text:p>
              <text:p><text:span text:style-name="T7"/></text:p>
              <text:p><text:span text:style-name="T7">The net result is, </text:span><text:span text:style-name="T8">extremely efficient execution of acceleration kernels</text:span><text:span text:style-name="T7">, on dynamically mapped subsets of available compute resources, on the REDEFINE compute fabric.</text:span></text:p>
              <text:p><text:span text:style-name="T7"/></text:p>
              <text:p><text:span text:style-name="T8">Concurrent execution of multiple acceleration kernels</text:span><text:span text:style-name="T7">, belonging to the same or different applications, adds yet another higher level, of Task Level Parallelism.</text:span></text:p>
              <text:p><text:span text:style-name="T7"/></text:p>
              <text:p><text:span text:style-name="T7">This enables the REDEFINE architecture, to automatically expose maximal levels, of task and instruction level parallelisms, present in the target applications.</text:span></text:p>
              <text:p><text:span text:style-name="T7"/></text:p>
              <text:p><text:span text:style-name="T7">The executable acceleration kernels are available to the host application program, for invocation at run-time, through a simple OpenCL like API.</text:span></text:p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Arial1" svg:font-family="Arial" style:font-pitch="variable"/>
    <style:font-face style:name="StarSymbol1" svg:font-family="StarSymbol, 'Arial Unicode MS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tarSymbol4" svg:font-family="StarSymbol, 'Arial Unicode MS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Title_20_Page-background" style:display-name="Title Page-background" style:family="presentation">
      <style:graphic-properties draw:stroke="none" draw:fill="none"/>
      <style:text-properties style:letter-kerning="true"/>
    </style:style>
    <style:style style:name="Title_20_Page-backgroundobjects" style:display-name="Title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_20_Page-notes" style:display-name="Title 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.6000003814697pt" style:font-style-asian="normal" style:font-weight-asian="normal" style:font-name-complex="DejaVu Sans" style:font-family-complex="'DejaVu Sans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le_20_Page-outline1" style:display-name="Title Page-outline1" style:family="presentation">
      <style:graphic-properties draw:stroke="none" draw:fill="none" draw:auto-grow-height="false" draw:fit-to-size="shrink-to-fit">
        <text:list-style style:name="Title_20_Page-outline1" style:display-name="Title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outline2" style:display-name="Title Page-outline2" style:family="presentation" style:parent-style-name="Title_20_Page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Title_20_Page-outline3" style:display-name="Title Page-outline3" style:family="presentation" style:parent-style-name="Title_20_Page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Title_20_Page-outline4" style:display-name="Title Page-outline4" style:family="presentation" style:parent-style-name="Title_20_Page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Title_20_Page-outline5" style:display-name="Title Page-outline5" style:family="presentation" style:parent-style-name="Title_20_Pag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Page-outline6" style:display-name="Title Page-outline6" style:family="presentation" style:parent-style-name="Title_20_Pag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Page-outline7" style:display-name="Title Page-outline7" style:family="presentation" style:parent-style-name="Title_20_Pag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Page-outline8" style:display-name="Title Page-outline8" style:family="presentation" style:parent-style-name="Title_20_Pag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Page-outline9" style:display-name="Title Page-outline9" style:family="presentation" style:parent-style-name="Title_20_Pag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Page-subtitle" style:display-name="Title Page-subtitle" style:family="presentation">
      <style:graphic-properties draw:stroke="none" draw:fill="none" draw:textarea-vertical-align="middle">
        <text:list-style style:name="Title_20_Page-subtitle" style:display-name="Title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title" style:display-name="Title Page-title" style:family="presentation">
      <style:graphic-properties draw:stroke="none" draw:fill="none" draw:textarea-vertical-align="middle">
        <text:list-style style:name="Title_20_Page-title" style:display-name="Title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799999237060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2000007629395pt" style:font-style-asian="normal" style:font-weight-asian="normal" style:font-name-complex="DejaVu Sans" style:font-family-complex="'DejaVu Sans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'DejaVu Sans'" style:font-style-name="Book" style:font-family-generic="swiss" style:use-window-font-color="true" fo:font-size="45%"/>
          </text:list-level-style-bullet>
          <text:list-level-style-bullet text:level="2" text:bullet-char="—">
            <style:list-level-properties text:space-before="1.5cm" text:min-label-width="0.9cm"/>
            <style:text-properties fo:font-family="'DejaVu Sans'" style:font-style-name="Book" style:font-family-generic="swiss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svg:stroke-color="#b40000" draw:fill="solid" draw:fill-color="#b40000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svg:stroke-width="0.2cm" svg:stroke-color="#b40000" draw:marker-start-width="0.5cm" draw:marker-end-width="0.5cm" draw:fill="solid" draw:fill-color="#b40000" draw:textarea-horizontal-align="center" draw:textarea-vertical-align="middle" fo:padding-top="0.1cm" fo:padding-bottom="0.1cm" fo:padding-left="0.1cm" fo:padding-right="0.1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b4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Title_20_P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itle_20_P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P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color="#ffffff" style:font-name="Liberation Sans1" fo:font-size="19.8999996185303pt" style:font-size-asian="18pt" style:font-size-complex="18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font-name="Ubuntu"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ffffff" style:font-name="Liberation Sans1" fo:font-size="16pt" style:font-size-asian="16pt" style:font-size-complex="16pt"/>
    </style:style>
    <style:style style:name="MT5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cm" svg:x="1cm" svg:y="3.532cm"/>
      <draw:page-thumbnail draw:layer="backgroundobjects" svg:width="5.015cm" svg:height="3.76cm" svg:x="1cm" svg:y="10.818cm"/>
      <draw:page-thumbnail draw:layer="backgroundobjects" svg:width="5.015cm" svg:height="3.76cm" svg:x="1cm" svg:y="18.104cm"/>
      <draw:page-thumbnail draw:layer="backgroundobjects" svg:width="5.015cm" svg:height="3.76cm" svg:x="7.016cm" svg:y="3.532cm"/>
      <draw:page-thumbnail draw:layer="backgroundobjects" svg:width="5.015cm" svg:height="3.76cm" svg:x="7.016cm" svg:y="10.818cm"/>
      <draw:page-thumbnail draw:layer="backgroundobjects" svg:width="5.015cm" svg:height="3.76cm" svg:x="7.016cm" svg:y="18.104cm"/>
      <draw:page-thumbnail draw:layer="backgroundobjects" svg:width="5.015cm" svg:height="3.76cm" svg:x="13.032cm" svg:y="3.532cm"/>
      <draw:page-thumbnail draw:layer="backgroundobjects" svg:width="5.015cm" svg:height="3.76cm" svg:x="13.032cm" svg:y="10.818cm"/>
      <draw:page-thumbnail draw:layer="backgroundobjects" svg:width="5.015cm" svg:height="3.76cm" svg:x="13.032cm" svg:y="18.104cm"/>
    </style:handout-master>
    <style:master-page style:name="Title_20_Page" style:display-name="Title Page" style:page-layout-name="PM1" draw:style-name="Mdp1">
      <draw:frame presentation:style-name="Title_20_Page-title" draw:layer="backgroundobjects" svg:width="15.654cm" svg:height="10.101cm" svg:x="0.771cm" svg:y="0.922cm" presentation:class="title" presentation:placeholder="true">
        <draw:text-box/>
      </draw:frame>
      <draw:frame presentation:style-name="Title_20_Page-outline1" draw:layer="backgroundobjects" svg:width="15.654cm" svg:height="12.18cm" svg:x="0.771cm" svg:y="12.677cm" presentation:class="outline" presentation:placeholder="true">
        <draw:text-box/>
      </draw:frame>
      <draw:frame presentation:style-name="Mpr1" draw:text-style-name="MP3" draw:layer="backgroundobjects" svg:width="10.472cm" svg:height="0.638cm" svg:x="3.196cm" svg:y="20.1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7.191cm" svg:height="0.441cm" svg:x="20.035cm" svg:y="20.283cm" presentation:class="page-number">
        <draw:text-box>
          <text:p text:style-name="MP4"><text:span text:style-name="MT1"><text:page-number>&lt;number&gt;</text:page-number></text:span></text:p>
        </draw:text-box>
      </draw:frame>
      <draw:frame presentation:style-name="Mpr1" draw:text-style-name="MP5" draw:layer="backgroundobjects" svg:width="6.835cm" svg:height="0.551cm" svg:x="0.881cm" svg:y="20.173cm" presentation:class="date-time">
        <draw:text-box>
          <text:p text:style-name="MP5"><text:span text:style-name="MT2"><presentation:date-time/></text:span></text:p>
        </draw:text-box>
      </draw:frame>
      <draw:custom-shape draw:style-name="Mgr3" draw:text-style-name="MP6" draw:layer="backgroundobjects" svg:width="10.913cm" svg:height="21.055cm" svg:x="17.086cm" svg:y="0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6.614cm" svg:height="6.945cm" svg:x="19.325cm" svg:y="2.571cm">
        <draw:image xlink:href="Pictures/10000201000001CE000001E5817A778E40E3A983.png" xlink:type="simple" xlink:show="embed" xlink:actuate="onLoad">
          <text:p/>
        </draw:image>
      </draw:frame>
      <draw:line draw:style-name="Mgr5" draw:text-style-name="MP6" draw:layer="backgroundobjects" svg:x1="0cm" svg:y1="11.574cm" svg:x2="18.74cm" svg:y2="11.574cm">
        <text:p/>
      </draw:line>
      <draw:frame draw:style-name="Mgr6" draw:text-style-name="MP7" draw:layer="backgroundobjects" svg:width="10.472cm" svg:height="0.927cm" svg:x="17.307cm" svg:y="19.279cm">
        <draw:text-box>
          <text:p text:style-name="MP6"><text:span text:style-name="MT3">morphing.in</text:span></text:p>
        </draw:text-box>
      </draw:frame>
      <draw:frame draw:style-name="Mgr6" draw:text-style-name="MP7" draw:layer="backgroundobjects" svg:width="10.472cm" svg:height="0.927cm" svg:x="17.307cm" svg:y="10.38cm">
        <draw:text-box>
          <text:p text:style-name="MP6"><text:span text:style-name="MT4">Reconfigurable Silicon Cores</text:span></text:p>
        </draw:text-box>
      </draw:frame>
      <presentation:notes style:page-layout-name="PM2">
        <draw:page-thumbnail presentation:style-name="Title_20_Page-title" draw:layer="backgroundobjects" svg:width="14.809cm" svg:height="12.143cm" svg:x="4.065cm" svg:y="3.46cm" presentation:class="page"/>
        <draw:frame presentation:style-name="Title_20_Page-notes" draw:layer="backgroundobjects" svg:width="16.755cm" svg:height="14.574cm" svg:x="3.093cm" svg:y="16.383cm" presentation:class="notes" presentation:placeholder="true">
          <draw:text-box/>
        </draw:frame>
        <draw:frame presentation:style-name="Mpr2" draw:text-style-name="MP5" draw:layer="backgroundobjects" svg:width="9.088cm" svg:height="1.618cm" svg:x="1cm" svg:y="1cm" presentation:class="header">
          <draw:text-box>
            <text:p text:style-name="MP5"><text:span text:style-name="MT1"><presentation:header/></text:span></text:p>
          </draw:text-box>
        </draw:frame>
        <draw:frame presentation:style-name="Mpr2" draw:text-style-name="MP4" draw:layer="backgroundobjects" svg:width="9.088cm" svg:height="1.618cm" svg:x="12.854cm" svg:y="1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5" draw:layer="backgroundobjects" svg:width="9.088cm" svg:height="1.618cm" svg:x="1cm" svg:y="31.768cm" presentation:class="footer">
          <draw:text-box>
            <text:p text:style-name="MP5"><text:span text:style-name="MT1"><presentation:footer/></text:span></text:p>
          </draw:text-box>
        </draw:frame>
        <draw:frame presentation:style-name="Mpr3" draw:text-style-name="MP4" draw:layer="backgroundobjects" svg:width="9.088cm" svg:height="1.618cm" svg:x="12.854cm" svg:y="31.768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2" draw:style-name="Mgr7" draw:text-style-name="MP8" draw:layer="backgroundobjects" svg:width="28cm" svg:height="4cm" svg:x="0cm" svg:y="0.002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3.4cm" svg:height="3.6cm" svg:x="1cm" svg:y="0.2cm" presentation:class="title" presentation:placeholder="true">
        <draw:text-box/>
      </draw:frame>
      <draw:frame presentation:style-name="Default_20_1-outline1" draw:layer="backgroundobjects" svg:width="26cm" svg:height="15.097cm" svg:x="1cm" svg:y="4.7cm" presentation:class="outline" presentation:placeholder="true">
        <draw:text-box/>
      </draw:frame>
      <draw:frame presentation:style-name="Mpr4" draw:text-style-name="MP5" draw:layer="backgroundobjects" svg:width="7cm" svg:height="0.5cm" svg:x="1cm" svg:y="20.3cm" presentation:class="date-time">
        <draw:text-box>
          <text:p text:style-name="MP5"><text:span text:style-name="MT5"><presentation:date-time/></text:span></text:p>
        </draw:text-box>
      </draw:frame>
      <draw:frame presentation:style-name="Mpr4" draw:text-style-name="MP3" draw:layer="backgroundobjects" svg:width="10cm" svg:height="0.5cm" svg:x="9cm" svg:y="20.3cm" presentation:class="footer">
        <draw:text-box>
          <text:p text:style-name="MP3"><text:span text:style-name="MT5"><presentation:footer/></text:span></text:p>
        </draw:text-box>
      </draw:frame>
      <draw:frame presentation:style-name="Mpr4" draw:text-style-name="MP4" draw:layer="backgroundobjects" svg:width="7cm" svg:height="0.5cm" svg:x="20cm" svg:y="20.3cm" presentation:class="page-number">
        <draw:text-box>
          <text:p text:style-name="MP4"><text:span text:style-name="MT5">Slide </text:span><text:span text:style-name="MT5"><text:page-number>&lt;number&gt;</text:page-number></text:span><text:span text:style-name="MT5"> of </text:span><text:span text:style-name="MT5"><text:page-count>1</text:page-count></text:span></text:p>
        </draw:text-box>
      </draw:frame>
      <draw:frame draw:style-name="Mgr4" draw:text-style-name="MP6" draw:layer="backgroundobjects" svg:width="2.756cm" svg:height="2.899cm" svg:x="25.019cm" svg:y="0.513cm">
        <draw:image xlink:href="Pictures/10000201000001CE000001E5817A778E40E3A983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2.666cm" svg:height="10.386cm" svg:x="4.165cm" svg:y="3.103cm" presentation:class="page"/>
        <draw:frame presentation:style-name="Default_20_1-notes" draw:layer="backgroundobjects" svg:width="15.199cm" svg:height="12.464cm" svg:x="2.9cm" svg:y="14.155cm" presentation:class="notes" presentation:placeholder="true">
          <draw:text-box/>
        </draw:frame>
        <draw:frame presentation:style-name="Mpr5" draw:text-style-name="MP5" draw:layer="backgroundobjects" svg:width="8.244cm" svg:height="1.384cm" svg:x="1cm" svg:y="1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4" draw:layer="backgroundobjects" svg:width="8.244cm" svg:height="1.384cm" svg:x="11.753cm" svg:y="1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6" draw:text-style-name="MP5" draw:layer="backgroundobjects" svg:width="8.244cm" svg:height="1.384cm" svg:x="1cm" svg:y="27.315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4" draw:layer="backgroundobjects" svg:width="8.244cm" svg:height="1.384cm" svg:x="11.753cm" svg:y="27.3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Morphing Machines</dc:title>
    <dc:subject>Hello Tomorrow Brief</dc:subject>
    <dc:date>2016-09-02T14:35:04.811291107</dc:date>
    <meta:editing-cycles>902</meta:editing-cycles>
    <meta:editing-duration>P4DT3H3M41S</meta:editing-duration>
    <meta:document-statistic meta:object-count="71"/>
    <meta:user-defined meta:name="Info 1"/>
    <meta:user-defined meta:name="Info 2"/>
    <meta:user-defined meta:name="Info 3"/>
    <meta:user-defined meta:name="Info 4"/>
    <meta:user-defined meta:name="Version" meta:value-type="string">1</meta:user-defined>
  </office:meta>
</office:document-meta>
</file>